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95791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5" table:style-name="ce5"/>
          <table:table-cell office:value-type="string" table:style-name="ce6">
            <text:p>資料月份：106 年6 月</text:p>
          </table:table-cell>
          <table:table-cell table:style-name="ce5"/>
          <table:table-cell table:style-name="ce1"/>
          <table:table-cell table:number-columns-repeated="4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上</text:p>
          </table:table-cell>
          <table:table-cell office:value-type="string" table:style-name="ce9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帳款占應收帳款</text:p>
          </table:table-cell>
          <table:table-cell office:value-type="string" table:style-name="ce14">
            <text:p>帳款占應收帳款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餘額(含催收款)</text:p>
          </table:table-cell>
          <table:table-cell office:value-type="string" table:style-name="ce14">
            <text:p>餘額(含催收款)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銀行</text:p>
          </table:table-cell>
          <table:table-cell office:value-type="float" office:value="252030" table:style-name="ce22">
            <text:p>252,030</text:p>
          </table:table-cell>
          <table:table-cell office:value-type="float" office:value="133994" table:style-name="ce22">
            <text:p>133,994</text:p>
          </table:table-cell>
          <table:table-cell office:value-type="float" office:value="3366" table:style-name="ce22">
            <text:p>3,366</text:p>
          </table:table-cell>
          <table:table-cell office:value-type="float" office:value="2157" table:style-name="ce22">
            <text:p>2,157</text:p>
          </table:table-cell>
          <table:table-cell office:value-type="float" office:value="212925" table:style-name="ce22">
            <text:p>212,925</text:p>
          </table:table-cell>
          <table:table-cell office:value-type="float" office:value="11660" table:style-name="ce22">
            <text:p>11,660</text:p>
          </table:table-cell>
          <table:table-cell office:value-type="float" office:value="808856" table:style-name="ce22">
            <text:p>808,856</text:p>
          </table:table-cell>
          <table:table-cell office:value-type="float" office:value="1108" table:style-name="ce22">
            <text:p>1,108</text:p>
          </table:table-cell>
          <table:table-cell office:value-type="float" office:value="0.13" table:style-name="ce23">
            <text:p>0.13</text:p>
          </table:table-cell>
          <table:table-cell office:value-type="float" office:value="0.06" table:style-name="ce23">
            <text:p>0.06</text:p>
          </table:table-cell>
          <table:table-cell office:value-type="float" office:value="964.19" table:style-name="ce23">
            <text:p>964.19</text:p>
          </table:table-cell>
          <table:table-cell office:value-type="float" office:value="557" table:style-name="ce22">
            <text:p>557</text:p>
          </table:table-cell>
          <table:table-cell office:value-type="float" office:value="8023" table:style-name="ce22">
            <text:p>8,02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土地銀行</text:p>
          </table:table-cell>
          <table:table-cell office:value-type="float" office:value="250897" table:style-name="ce22">
            <text:p>250,897</text:p>
          </table:table-cell>
          <table:table-cell office:value-type="float" office:value="132392" table:style-name="ce22">
            <text:p>132,392</text:p>
          </table:table-cell>
          <table:table-cell office:value-type="float" office:value="5949" table:style-name="ce22">
            <text:p>5,949</text:p>
          </table:table-cell>
          <table:table-cell office:value-type="float" office:value="1122" table:style-name="ce22">
            <text:p>1,122</text:p>
          </table:table-cell>
          <table:table-cell office:value-type="float" office:value="316490" table:style-name="ce22">
            <text:p>316,490</text:p>
          </table:table-cell>
          <table:table-cell office:value-type="float" office:value="76775" table:style-name="ce22">
            <text:p>76,775</text:p>
          </table:table-cell>
          <table:table-cell office:value-type="float" office:value="1044392" table:style-name="ce22">
            <text:p>1,044,392</text:p>
          </table:table-cell>
          <table:table-cell office:value-type="float" office:value="750" table:style-name="ce22">
            <text:p>750</text:p>
          </table:table-cell>
          <table:table-cell office:value-type="float" office:value="0.27" table:style-name="ce23">
            <text:p>0.27</text:p>
          </table:table-cell>
          <table:table-cell office:value-type="float" office:value="0.21" table:style-name="ce23">
            <text:p>0.21</text:p>
          </table:table-cell>
          <table:table-cell office:value-type="float" office:value="1337.36" table:style-name="ce23">
            <text:p>1,337.36</text:p>
          </table:table-cell>
          <table:table-cell office:value-type="float" office:value="3332" table:style-name="ce22">
            <text:p>3,332</text:p>
          </table:table-cell>
          <table:table-cell office:value-type="float" office:value="15258" table:style-name="ce22">
            <text:p>15,25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合作金庫商業銀行</text:p>
          </table:table-cell>
          <table:table-cell office:value-type="float" office:value="465676" table:style-name="ce22">
            <text:p>465,676</text:p>
          </table:table-cell>
          <table:table-cell office:value-type="float" office:value="284667" table:style-name="ce22">
            <text:p>284,667</text:p>
          </table:table-cell>
          <table:table-cell office:value-type="float" office:value="6512" table:style-name="ce22">
            <text:p>6,512</text:p>
          </table:table-cell>
          <table:table-cell office:value-type="float" office:value="4359" table:style-name="ce22">
            <text:p>4,359</text:p>
          </table:table-cell>
          <table:table-cell office:value-type="float" office:value="657526" table:style-name="ce22">
            <text:p>657,526</text:p>
          </table:table-cell>
          <table:table-cell office:value-type="float" office:value="554801" table:style-name="ce22">
            <text:p>554,801</text:p>
          </table:table-cell>
          <table:table-cell office:value-type="float" office:value="4438240" table:style-name="ce22">
            <text:p>4,438,240</text:p>
          </table:table-cell>
          <table:table-cell office:value-type="float" office:value="3278" table:style-name="ce22">
            <text:p>3,278</text:p>
          </table:table-cell>
          <table:table-cell office:value-type="float" office:value="0.22" table:style-name="ce23">
            <text:p>0.22</text:p>
          </table:table-cell>
          <table:table-cell office:value-type="float" office:value="0.2" table:style-name="ce23">
            <text:p>0.20</text:p>
          </table:table-cell>
          <table:table-cell office:value-type="float" office:value="281.23" table:style-name="ce23">
            <text:p>281.23</text:p>
          </table:table-cell>
          <table:table-cell office:value-type="float" office:value="4542" table:style-name="ce22">
            <text:p>4,542</text:p>
          </table:table-cell>
          <table:table-cell office:value-type="float" office:value="25298" table:style-name="ce22">
            <text:p>25,29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第一商業銀行</text:p>
          </table:table-cell>
          <table:table-cell office:value-type="float" office:value="971153" table:style-name="ce22">
            <text:p>971,153</text:p>
          </table:table-cell>
          <table:table-cell office:value-type="float" office:value="637772" table:style-name="ce22">
            <text:p>637,772</text:p>
          </table:table-cell>
          <table:table-cell office:value-type="float" office:value="10326" table:style-name="ce22">
            <text:p>10,326</text:p>
          </table:table-cell>
          <table:table-cell office:value-type="float" office:value="9915" table:style-name="ce22">
            <text:p>9,915</text:p>
          </table:table-cell>
          <table:table-cell office:value-type="float" office:value="1435938" table:style-name="ce22">
            <text:p>1,435,938</text:p>
          </table:table-cell>
          <table:table-cell office:value-type="float" office:value="1280792" table:style-name="ce22">
            <text:p>1,280,792</text:p>
          </table:table-cell>
          <table:table-cell office:value-type="float" office:value="5218852" table:style-name="ce22">
            <text:p>5,218,852</text:p>
          </table:table-cell>
          <table:table-cell office:value-type="float" office:value="17143" table:style-name="ce22">
            <text:p>17,143</text:p>
          </table:table-cell>
          <table:table-cell office:value-type="float" office:value="0.19" table:style-name="ce23">
            <text:p>0.19</text:p>
          </table:table-cell>
          <table:table-cell office:value-type="float" office:value="0" table:style-name="ce23">
            <text:p>0.00</text:p>
          </table:table-cell>
          <table:table-cell office:value-type="float" office:value="1641.2" table:style-name="ce23">
            <text:p>1,641.20</text:p>
          </table:table-cell>
          <table:table-cell office:value-type="float" office:value="5960" table:style-name="ce22">
            <text:p>5,960</text:p>
          </table:table-cell>
          <table:table-cell office:value-type="float" office:value="35789" table:style-name="ce22">
            <text:p>35,78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南商業銀行</text:p>
          </table:table-cell>
          <table:table-cell office:value-type="float" office:value="979116" table:style-name="ce22">
            <text:p>979,116</text:p>
          </table:table-cell>
          <table:table-cell office:value-type="float" office:value="728091" table:style-name="ce22">
            <text:p>728,091</text:p>
          </table:table-cell>
          <table:table-cell office:value-type="float" office:value="26763" table:style-name="ce22">
            <text:p>26,763</text:p>
          </table:table-cell>
          <table:table-cell office:value-type="float" office:value="10135" table:style-name="ce22">
            <text:p>10,135</text:p>
          </table:table-cell>
          <table:table-cell office:value-type="float" office:value="889367" table:style-name="ce22">
            <text:p>889,367</text:p>
          </table:table-cell>
          <table:table-cell office:value-type="float" office:value="2947652" table:style-name="ce22">
            <text:p>2,947,652</text:p>
          </table:table-cell>
          <table:table-cell office:value-type="float" office:value="5677141" table:style-name="ce22">
            <text:p>5,677,141</text:p>
          </table:table-cell>
          <table:table-cell office:value-type="float" office:value="2023" table:style-name="ce22">
            <text:p>2,023</text:p>
          </table:table-cell>
          <table:table-cell office:value-type="float" office:value="0.05" table:style-name="ce23">
            <text:p>0.05</text:p>
          </table:table-cell>
          <table:table-cell office:value-type="float" office:value="0" table:style-name="ce23">
            <text:p>0.00</text:p>
          </table:table-cell>
          <table:table-cell office:value-type="float" office:value="953.73" table:style-name="ce23">
            <text:p>953.73</text:p>
          </table:table-cell>
          <table:table-cell office:value-type="float" office:value="18290" table:style-name="ce22">
            <text:p>18,290</text:p>
          </table:table-cell>
          <table:table-cell office:value-type="float" office:value="34107" table:style-name="ce22">
            <text:p>34,10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彰化商業銀行</text:p>
          </table:table-cell>
          <table:table-cell office:value-type="float" office:value="424323" table:style-name="ce22">
            <text:p>424,323</text:p>
          </table:table-cell>
          <table:table-cell office:value-type="float" office:value="203151" table:style-name="ce22">
            <text:p>203,151</text:p>
          </table:table-cell>
          <table:table-cell office:value-type="float" office:value="3890" table:style-name="ce22">
            <text:p>3,890</text:p>
          </table:table-cell>
          <table:table-cell office:value-type="float" office:value="2778" table:style-name="ce22">
            <text:p>2,778</text:p>
          </table:table-cell>
          <table:table-cell office:value-type="float" office:value="359509" table:style-name="ce22">
            <text:p>359,509</text:p>
          </table:table-cell>
          <table:table-cell office:value-type="float" office:value="356615" table:style-name="ce22">
            <text:p>356,615</text:p>
          </table:table-cell>
          <table:table-cell office:value-type="float" office:value="2519071" table:style-name="ce22">
            <text:p>2,519,071</text:p>
          </table:table-cell>
          <table:table-cell office:value-type="float" office:value="652" table:style-name="ce22">
            <text:p>652</text:p>
          </table:table-cell>
          <table:table-cell office:value-type="float" office:value="0.2" table:style-name="ce23">
            <text:p>0.20</text:p>
          </table:table-cell>
          <table:table-cell office:value-type="float" office:value="0.01" table:style-name="ce23">
            <text:p>0.01</text:p>
          </table:table-cell>
          <table:table-cell office:value-type="float" office:value="605.02" table:style-name="ce23">
            <text:p>605.02</text:p>
          </table:table-cell>
          <table:table-cell office:value-type="float" office:value="1954" table:style-name="ce22">
            <text:p>1,954</text:p>
          </table:table-cell>
          <table:table-cell office:value-type="float" office:value="13048" table:style-name="ce22">
            <text:p>13,04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上海商業儲蓄銀行</text:p>
          </table:table-cell>
          <table:table-cell office:value-type="float" office:value="362268" table:style-name="ce22">
            <text:p>362,268</text:p>
          </table:table-cell>
          <table:table-cell office:value-type="float" office:value="185262" table:style-name="ce22">
            <text:p>185,262</text:p>
          </table:table-cell>
          <table:table-cell office:value-type="float" office:value="2318" table:style-name="ce22">
            <text:p>2,318</text:p>
          </table:table-cell>
          <table:table-cell office:value-type="float" office:value="2304" table:style-name="ce22">
            <text:p>2,304</text:p>
          </table:table-cell>
          <table:table-cell office:value-type="float" office:value="693877" table:style-name="ce22">
            <text:p>693,877</text:p>
          </table:table-cell>
          <table:table-cell office:value-type="float" office:value="335512" table:style-name="ce22">
            <text:p>335,512</text:p>
          </table:table-cell>
          <table:table-cell office:value-type="float" office:value="1424571" table:style-name="ce22">
            <text:p>1,424,571</text:p>
          </table:table-cell>
          <table:table-cell office:value-type="float" office:value="7889" table:style-name="ce22">
            <text:p>7,889</text:p>
          </table:table-cell>
          <table:table-cell office:value-type="float" office:value="0.56000000000000005" table:style-name="ce23">
            <text:p>0.56</text:p>
          </table:table-cell>
          <table:table-cell office:value-type="float" office:value="0.18" table:style-name="ce23">
            <text:p>0.18</text:p>
          </table:table-cell>
          <table:table-cell office:value-type="float" office:value="1026.1500000000001" table:style-name="ce23">
            <text:p>1,026.15</text:p>
          </table:table-cell>
          <table:table-cell office:value-type="float" office:value="7339" table:style-name="ce22">
            <text:p>7,339</text:p>
          </table:table-cell>
          <table:table-cell office:value-type="float" office:value="18617" table:style-name="ce22">
            <text:p>18,61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北富邦商業銀行</text:p>
          </table:table-cell>
          <table:table-cell office:value-type="float" office:value="2338308" table:style-name="ce22">
            <text:p>2,338,308</text:p>
          </table:table-cell>
          <table:table-cell office:value-type="float" office:value="1732731" table:style-name="ce22">
            <text:p>1,732,731</text:p>
          </table:table-cell>
          <table:table-cell office:value-type="float" office:value="31746" table:style-name="ce22">
            <text:p>31,746</text:p>
          </table:table-cell>
          <table:table-cell office:value-type="float" office:value="20570" table:style-name="ce22">
            <text:p>20,570</text:p>
          </table:table-cell>
          <table:table-cell office:value-type="float" office:value="5670198" table:style-name="ce22">
            <text:p>5,670,198</text:p>
          </table:table-cell>
          <table:table-cell office:value-type="float" office:value="12316414" table:style-name="ce22">
            <text:p>12,316,414</text:p>
          </table:table-cell>
          <table:table-cell office:value-type="float" office:value="22527968" table:style-name="ce22">
            <text:p>22,527,968</text:p>
          </table:table-cell>
          <table:table-cell office:value-type="float" office:value="59916" table:style-name="ce22">
            <text:p>59,916</text:p>
          </table:table-cell>
          <table:table-cell office:value-type="float" office:value="0.1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888.96" table:style-name="ce23">
            <text:p>888.96</text:p>
          </table:table-cell>
          <table:table-cell office:value-type="float" office:value="23981" table:style-name="ce22">
            <text:p>23,981</text:p>
          </table:table-cell>
          <table:table-cell office:value-type="float" office:value="142973" table:style-name="ce22">
            <text:p>142,97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國泰世華商業銀行</text:p>
          </table:table-cell>
          <table:table-cell office:value-type="float" office:value="6039950" table:style-name="ce22">
            <text:p>6,039,950</text:p>
          </table:table-cell>
          <table:table-cell office:value-type="float" office:value="4246296" table:style-name="ce22">
            <text:p>4,246,296</text:p>
          </table:table-cell>
          <table:table-cell office:value-type="float" office:value="64690" table:style-name="ce22">
            <text:p>64,690</text:p>
          </table:table-cell>
          <table:table-cell office:value-type="float" office:value="39491" table:style-name="ce22">
            <text:p>39,491</text:p>
          </table:table-cell>
          <table:table-cell office:value-type="float" office:value="15588442" table:style-name="ce22">
            <text:p>15,588,442</text:p>
          </table:table-cell>
          <table:table-cell office:value-type="float" office:value="13567574" table:style-name="ce22">
            <text:p>13,567,574</text:p>
          </table:table-cell>
          <table:table-cell office:value-type="float" office:value="46889029" table:style-name="ce22">
            <text:p>46,889,029</text:p>
          </table:table-cell>
          <table:table-cell office:value-type="float" office:value="243943" table:style-name="ce22">
            <text:p>243,943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style-name="ce23">
            <text:p>0.00</text:p>
          </table:table-cell>
          <table:table-cell office:value-type="float" office:value="2569.52" table:style-name="ce23">
            <text:p>2,569.52</text:p>
          </table:table-cell>
          <table:table-cell office:value-type="float" office:value="34692" table:style-name="ce22">
            <text:p>34,692</text:p>
          </table:table-cell>
          <table:table-cell office:value-type="float" office:value="196849" table:style-name="ce22">
            <text:p>196,84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高雄銀行</text:p>
          </table:table-cell>
          <table:table-cell office:value-type="float" office:value="10338" table:style-name="ce22">
            <text:p>10,338</text:p>
          </table:table-cell>
          <table:table-cell office:value-type="float" office:value="4129" table:style-name="ce22">
            <text:p>4,129</text:p>
          </table:table-cell>
          <table:table-cell office:value-type="float" office:value="45" table:style-name="ce22">
            <text:p>45</text:p>
          </table:table-cell>
          <table:table-cell office:value-type="float" office:value="39" table:style-name="ce22">
            <text:p>39</text:p>
          </table:table-cell>
          <table:table-cell office:value-type="float" office:value="7885" table:style-name="ce22">
            <text:p>7,885</text:p>
          </table:table-cell>
          <table:table-cell office:value-type="float" office:value="52" table:style-name="ce22">
            <text:p>52</text:p>
          </table:table-cell>
          <table:table-cell office:value-type="float" office:value="147496" table:style-name="ce22">
            <text:p>147,496</text:p>
          </table:table-cell>
          <table:table-cell office:value-type="float" office:value="218" table:style-name="ce22">
            <text:p>218</text:p>
          </table:table-cell>
          <table:table-cell office:value-type="float" office:value="0.15" table:style-name="ce23">
            <text:p>0.15</text:p>
          </table:table-cell>
          <table:table-cell office:value-type="float" office:value="0.15" table:style-name="ce23">
            <text:p>0.15</text:p>
          </table:table-cell>
          <table:table-cell office:value-type="float" office:value="483.14" table:style-name="ce23">
            <text:p>483.14</text:p>
          </table:table-cell>
          <table:table-cell office:value-type="float" office:value="203" table:style-name="ce22">
            <text:p>203</text:p>
          </table:table-cell>
          <table:table-cell office:value-type="float" office:value="1264" table:style-name="ce22">
            <text:p>1,26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兆豐國際商業銀行</text:p>
          </table:table-cell>
          <table:table-cell office:value-type="float" office:value="607085" table:style-name="ce22">
            <text:p>607,085</text:p>
          </table:table-cell>
          <table:table-cell office:value-type="float" office:value="399060" table:style-name="ce22">
            <text:p>399,060</text:p>
          </table:table-cell>
          <table:table-cell office:value-type="float" office:value="7628" table:style-name="ce22">
            <text:p>7,628</text:p>
          </table:table-cell>
          <table:table-cell office:value-type="float" office:value="3786" table:style-name="ce22">
            <text:p>3,786</text:p>
          </table:table-cell>
          <table:table-cell office:value-type="float" office:value="1117179" table:style-name="ce22">
            <text:p>1,117,179</text:p>
          </table:table-cell>
          <table:table-cell office:value-type="float" office:value="1138643" table:style-name="ce22">
            <text:p>1,138,643</text:p>
          </table:table-cell>
          <table:table-cell office:value-type="float" office:value="3948665" table:style-name="ce22">
            <text:p>3,948,665</text:p>
          </table:table-cell>
          <table:table-cell office:value-type="float" office:value="4385" table:style-name="ce22">
            <text:p>4,385</text:p>
          </table:table-cell>
          <table:table-cell office:value-type="float" office:value="0.15" table:style-name="ce23">
            <text:p>0.15</text:p>
          </table:table-cell>
          <table:table-cell office:value-type="float" office:value="0.05" table:style-name="ce23">
            <text:p>0.05</text:p>
          </table:table-cell>
          <table:table-cell office:value-type="float" office:value="608.03" table:style-name="ce23">
            <text:p>608.03</text:p>
          </table:table-cell>
          <table:table-cell office:value-type="float" office:value="975" table:style-name="ce22">
            <text:p>975</text:p>
          </table:table-cell>
          <table:table-cell office:value-type="float" office:value="18792" table:style-name="ce22">
            <text:p>18,79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花旗(台灣)商業銀行</text:p>
          </table:table-cell>
          <table:table-cell office:value-type="float" office:value="2906047" table:style-name="ce22">
            <text:p>2,906,047</text:p>
          </table:table-cell>
          <table:table-cell office:value-type="float" office:value="2456011" table:style-name="ce22">
            <text:p>2,456,011</text:p>
          </table:table-cell>
          <table:table-cell office:value-type="float" office:value="26163" table:style-name="ce22">
            <text:p>26,163</text:p>
          </table:table-cell>
          <table:table-cell office:value-type="float" office:value="30149" table:style-name="ce22">
            <text:p>30,149</text:p>
          </table:table-cell>
          <table:table-cell office:value-type="float" office:value="16008506" table:style-name="ce22">
            <text:p>16,008,506</text:p>
          </table:table-cell>
          <table:table-cell office:value-type="float" office:value="9563950" table:style-name="ce22">
            <text:p>9,563,950</text:p>
          </table:table-cell>
          <table:table-cell office:value-type="float" office:value="20986512" table:style-name="ce22">
            <text:p>20,986,512</text:p>
          </table:table-cell>
          <table:table-cell office:value-type="float" office:value="192271" table:style-name="ce22">
            <text:p>192,271</text:p>
          </table:table-cell>
          <table:table-cell office:value-type="float" office:value="0.61" table:style-name="ce23">
            <text:p>0.61</text:p>
          </table:table-cell>
          <table:table-cell office:value-type="float" office:value="0.2" table:style-name="ce23">
            <text:p>0.20</text:p>
          </table:table-cell>
          <table:table-cell office:value-type="float" office:value="492.48" table:style-name="ce23">
            <text:p>492.48</text:p>
          </table:table-cell>
          <table:table-cell office:value-type="float" office:value="63306" table:style-name="ce22">
            <text:p>63,306</text:p>
          </table:table-cell>
          <table:table-cell office:value-type="float" office:value="370887" table:style-name="ce22">
            <text:p>370,88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澳盛(台灣)商業銀行</text:p>
          </table:table-cell>
          <table:table-cell office:value-type="float" office:value="540916" table:style-name="ce22">
            <text:p>540,916</text:p>
          </table:table-cell>
          <table:table-cell office:value-type="float" office:value="323431" table:style-name="ce22">
            <text:p>323,431</text:p>
          </table:table-cell>
          <table:table-cell office:value-type="float" office:value="5635" table:style-name="ce22">
            <text:p>5,635</text:p>
          </table:table-cell>
          <table:table-cell office:value-type="float" office:value="4440" table:style-name="ce22">
            <text:p>4,440</text:p>
          </table:table-cell>
          <table:table-cell office:value-type="float" office:value="2842229" table:style-name="ce22">
            <text:p>2,842,229</text:p>
          </table:table-cell>
          <table:table-cell office:value-type="float" office:value="1712778" table:style-name="ce22">
            <text:p>1,712,778</text:p>
          </table:table-cell>
          <table:table-cell office:value-type="float" office:value="3492599" table:style-name="ce22">
            <text:p>3,492,599</text:p>
          </table:table-cell>
          <table:table-cell office:value-type="float" office:value="23725" table:style-name="ce22">
            <text:p>23,725</text:p>
          </table:table-cell>
          <table:table-cell office:value-type="float" office:value="0.39" table:style-name="ce23">
            <text:p>0.39</text:p>
          </table:table-cell>
          <table:table-cell office:value-type="float" office:value="0" table:style-name="ce23">
            <text:p>0.00</text:p>
          </table:table-cell>
          <table:table-cell office:value-type="float" office:value="223.26" table:style-name="ce23">
            <text:p>223.26</text:p>
          </table:table-cell>
          <table:table-cell office:value-type="float" office:value="9711" table:style-name="ce22">
            <text:p>9,711</text:p>
          </table:table-cell>
          <table:table-cell office:value-type="float" office:value="75633" table:style-name="ce22">
            <text:p>75,63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中小企業銀行</text:p>
          </table:table-cell>
          <table:table-cell office:value-type="float" office:value="326607" table:style-name="ce22">
            <text:p>326,607</text:p>
          </table:table-cell>
          <table:table-cell office:value-type="float" office:value="124346" table:style-name="ce22">
            <text:p>124,346</text:p>
          </table:table-cell>
          <table:table-cell office:value-type="float" office:value="3775" table:style-name="ce22">
            <text:p>3,775</text:p>
          </table:table-cell>
          <table:table-cell office:value-type="float" office:value="2602" table:style-name="ce22">
            <text:p>2,602</text:p>
          </table:table-cell>
          <table:table-cell office:value-type="float" office:value="433996" table:style-name="ce22">
            <text:p>433,996</text:p>
          </table:table-cell>
          <table:table-cell office:value-type="float" office:value="84166" table:style-name="ce22">
            <text:p>84,166</text:p>
          </table:table-cell>
          <table:table-cell office:value-type="float" office:value="1229575" table:style-name="ce22">
            <text:p>1,229,575</text:p>
          </table:table-cell>
          <table:table-cell office:value-type="float" office:value="3574" table:style-name="ce22">
            <text:p>3,574</text:p>
          </table:table-cell>
          <table:table-cell office:value-type="float" office:value="0.11" table:style-name="ce23">
            <text:p>0.11</text:p>
          </table:table-cell>
          <table:table-cell office:value-type="float" office:value="0.01" table:style-name="ce23">
            <text:p>0.01</text:p>
          </table:table-cell>
          <table:table-cell office:value-type="float" office:value="131.11000000000001" table:style-name="ce23">
            <text:p>131.11</text:p>
          </table:table-cell>
          <table:table-cell office:value-type="float" office:value="2019" table:style-name="ce22">
            <text:p>2,019</text:p>
          </table:table-cell>
          <table:table-cell office:value-type="float" office:value="13760" table:style-name="ce22">
            <text:p>13,76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渣打國際商業銀行</text:p>
          </table:table-cell>
          <table:table-cell office:value-type="float" office:value="330557" table:style-name="ce22">
            <text:p>330,557</text:p>
          </table:table-cell>
          <table:table-cell office:value-type="float" office:value="201665" table:style-name="ce22">
            <text:p>201,665</text:p>
          </table:table-cell>
          <table:table-cell office:value-type="float" office:value="1652" table:style-name="ce22">
            <text:p>1,652</text:p>
          </table:table-cell>
          <table:table-cell office:value-type="float" office:value="4567" table:style-name="ce22">
            <text:p>4,567</text:p>
          </table:table-cell>
          <table:table-cell office:value-type="float" office:value="1753782" table:style-name="ce22">
            <text:p>1,753,782</text:p>
          </table:table-cell>
          <table:table-cell office:value-type="float" office:value="526713" table:style-name="ce22">
            <text:p>526,713</text:p>
          </table:table-cell>
          <table:table-cell office:value-type="float" office:value="1493257" table:style-name="ce22">
            <text:p>1,493,257</text:p>
          </table:table-cell>
          <table:table-cell office:value-type="float" office:value="10239" table:style-name="ce22">
            <text:p>10,239</text:p>
          </table:table-cell>
          <table:table-cell office:value-type="float" office:value="0.34" table:style-name="ce23">
            <text:p>0.34</text:p>
          </table:table-cell>
          <table:table-cell office:value-type="float" office:value="0" table:style-name="ce23">
            <text:p>0.00</text:p>
          </table:table-cell>
          <table:table-cell office:value-type="float" office:value="570.86" table:style-name="ce23">
            <text:p>570.86</text:p>
          </table:table-cell>
          <table:table-cell office:value-type="float" office:value="7864" table:style-name="ce22">
            <text:p>7,864</text:p>
          </table:table-cell>
          <table:table-cell office:value-type="float" office:value="55932" table:style-name="ce22">
            <text:p>55,93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中商業銀行</text:p>
          </table:table-cell>
          <table:table-cell office:value-type="float" office:value="206983" table:style-name="ce22">
            <text:p>206,983</text:p>
          </table:table-cell>
          <table:table-cell office:value-type="float" office:value="80359" table:style-name="ce22">
            <text:p>80,359</text:p>
          </table:table-cell>
          <table:table-cell office:value-type="float" office:value="1935" table:style-name="ce22">
            <text:p>1,935</text:p>
          </table:table-cell>
          <table:table-cell office:value-type="float" office:value="1316" table:style-name="ce22">
            <text:p>1,316</text:p>
          </table:table-cell>
          <table:table-cell office:value-type="float" office:value="286702" table:style-name="ce22">
            <text:p>286,702</text:p>
          </table:table-cell>
          <table:table-cell office:value-type="float" office:value="41186" table:style-name="ce22">
            <text:p>41,186</text:p>
          </table:table-cell>
          <table:table-cell office:value-type="float" office:value="652030" table:style-name="ce22">
            <text:p>652,030</text:p>
          </table:table-cell>
          <table:table-cell office:value-type="float" office:value="340" table:style-name="ce22">
            <text:p>340</text:p>
          </table:table-cell>
          <table:table-cell office:value-type="float" office:value="1.97" table:style-name="ce23">
            <text:p>1.97</text:p>
          </table:table-cell>
          <table:table-cell office:value-type="float" office:value="0.84" table:style-name="ce23">
            <text:p>0.84</text:p>
          </table:table-cell>
          <table:table-cell office:value-type="float" office:value="239.98" table:style-name="ce23">
            <text:p>239.98</text:p>
          </table:table-cell>
          <table:table-cell office:value-type="float" office:value="0" table:style-name="ce22">
            <text:p>0</text:p>
          </table:table-cell>
          <table:table-cell office:value-type="float" office:value="11366" table:style-name="ce22">
            <text:p>11,36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滙豐(台灣)商業銀行</text:p>
          </table:table-cell>
          <table:table-cell office:value-type="float" office:value="583808" table:style-name="ce22">
            <text:p>583,808</text:p>
          </table:table-cell>
          <table:table-cell office:value-type="float" office:value="399211" table:style-name="ce22">
            <text:p>399,211</text:p>
          </table:table-cell>
          <table:table-cell office:value-type="float" office:value="8808" table:style-name="ce22">
            <text:p>8,808</text:p>
          </table:table-cell>
          <table:table-cell office:value-type="float" office:value="8459" table:style-name="ce22">
            <text:p>8,459</text:p>
          </table:table-cell>
          <table:table-cell office:value-type="float" office:value="2459232" table:style-name="ce22">
            <text:p>2,459,232</text:p>
          </table:table-cell>
          <table:table-cell office:value-type="float" office:value="1654344" table:style-name="ce22">
            <text:p>1,654,344</text:p>
          </table:table-cell>
          <table:table-cell office:value-type="float" office:value="5415695" table:style-name="ce22">
            <text:p>5,415,695</text:p>
          </table:table-cell>
          <table:table-cell office:value-type="float" office:value="43699" table:style-name="ce22">
            <text:p>43,699</text:p>
          </table:table-cell>
          <table:table-cell office:value-type="float" office:value="0.22" table:style-name="ce23">
            <text:p>0.22</text:p>
          </table:table-cell>
          <table:table-cell office:value-type="float" office:value="0" table:style-name="ce23">
            <text:p>0.00</text:p>
          </table:table-cell>
          <table:table-cell office:value-type="float" office:value="2764.09" table:style-name="ce23">
            <text:p>2,764.09</text:p>
          </table:table-cell>
          <table:table-cell office:value-type="float" office:value="9525" table:style-name="ce22">
            <text:p>9,525</text:p>
          </table:table-cell>
          <table:table-cell office:value-type="float" office:value="51503" table:style-name="ce22">
            <text:p>51,50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泰商業銀行</text:p>
          </table:table-cell>
          <table:table-cell office:value-type="float" office:value="10394" table:style-name="ce22">
            <text:p>10,394</text:p>
          </table:table-cell>
          <table:table-cell office:value-type="float" office:value="6027" table:style-name="ce22">
            <text:p>6,027</text:p>
          </table:table-cell>
          <table:table-cell office:value-type="float" office:value="96" table:style-name="ce22">
            <text:p>96</text:p>
          </table:table-cell>
          <table:table-cell office:value-type="float" office:value="34" table:style-name="ce22">
            <text:p>34</text:p>
          </table:table-cell>
          <table:table-cell office:value-type="float" office:value="16618" table:style-name="ce22">
            <text:p>16,618</text:p>
          </table:table-cell>
          <table:table-cell office:value-type="float" office:value="2195" table:style-name="ce22">
            <text:p>2,195</text:p>
          </table:table-cell>
          <table:table-cell office:value-type="float" office:value="64857" table:style-name="ce22">
            <text:p>64,857</text:p>
          </table:table-cell>
          <table:table-cell office:value-type="float" office:value="0" table:style-name="ce22">
            <text:p>0</text:p>
          </table:table-cell>
          <table:table-cell office:value-type="float" office:value="0.71" table:style-name="ce23">
            <text:p>0.71</text:p>
          </table:table-cell>
          <table:table-cell office:value-type="float" office:value="0.66" table:style-name="ce23">
            <text:p>0.66</text:p>
          </table:table-cell>
          <table:table-cell office:value-type="float" office:value="248.32" table:style-name="ce23">
            <text:p>248.32</text:p>
          </table:table-cell>
          <table:table-cell office:value-type="float" office:value="589" table:style-name="ce22">
            <text:p>589</text:p>
          </table:table-cell>
          <table:table-cell office:value-type="float" office:value="1164" table:style-name="ce22">
            <text:p>1,16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新光商業銀行</text:p>
          </table:table-cell>
          <table:table-cell office:value-type="float" office:value="923109" table:style-name="ce22">
            <text:p>923,109</text:p>
          </table:table-cell>
          <table:table-cell office:value-type="float" office:value="492159" table:style-name="ce22">
            <text:p>492,159</text:p>
          </table:table-cell>
          <table:table-cell office:value-type="float" office:value="10316" table:style-name="ce22">
            <text:p>10,316</text:p>
          </table:table-cell>
          <table:table-cell office:value-type="float" office:value="9069" table:style-name="ce22">
            <text:p>9,069</text:p>
          </table:table-cell>
          <table:table-cell office:value-type="float" office:value="1929281" table:style-name="ce22">
            <text:p>1,929,281</text:p>
          </table:table-cell>
          <table:table-cell office:value-type="float" office:value="1727717" table:style-name="ce22">
            <text:p>1,727,717</text:p>
          </table:table-cell>
          <table:table-cell office:value-type="float" office:value="5742197" table:style-name="ce22">
            <text:p>5,742,197</text:p>
          </table:table-cell>
          <table:table-cell office:value-type="float" office:value="10979" table:style-name="ce22">
            <text:p>10,979</text:p>
          </table:table-cell>
          <table:table-cell office:value-type="float" office:value="0.22" table:style-name="ce23">
            <text:p>0.22</text:p>
          </table:table-cell>
          <table:table-cell office:value-type="float" office:value="0.04" table:style-name="ce23">
            <text:p>0.04</text:p>
          </table:table-cell>
          <table:table-cell office:value-type="float" office:value="227.54" table:style-name="ce23">
            <text:p>227.54</text:p>
          </table:table-cell>
          <table:table-cell office:value-type="float" office:value="5352" table:style-name="ce22">
            <text:p>5,352</text:p>
          </table:table-cell>
          <table:table-cell office:value-type="float" office:value="36369" table:style-name="ce22">
            <text:p>36,36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陽信商業銀行</text:p>
          </table:table-cell>
          <table:table-cell office:value-type="float" office:value="93044" table:style-name="ce22">
            <text:p>93,044</text:p>
          </table:table-cell>
          <table:table-cell office:value-type="float" office:value="50683" table:style-name="ce22">
            <text:p>50,683</text:p>
          </table:table-cell>
          <table:table-cell office:value-type="float" office:value="1187" table:style-name="ce22">
            <text:p>1,187</text:p>
          </table:table-cell>
          <table:table-cell office:value-type="float" office:value="1669" table:style-name="ce22">
            <text:p>1,669</text:p>
          </table:table-cell>
          <table:table-cell office:value-type="float" office:value="228282" table:style-name="ce22">
            <text:p>228,282</text:p>
          </table:table-cell>
          <table:table-cell office:value-type="float" office:value="71174" table:style-name="ce22">
            <text:p>71,174</text:p>
          </table:table-cell>
          <table:table-cell office:value-type="float" office:value="314119" table:style-name="ce22">
            <text:p>314,119</text:p>
          </table:table-cell>
          <table:table-cell office:value-type="float" office:value="317" table:style-name="ce22">
            <text:p>317</text:p>
          </table:table-cell>
          <table:table-cell office:value-type="float" office:value="0.26" table:style-name="ce23">
            <text:p>0.26</text:p>
          </table:table-cell>
          <table:table-cell office:value-type="float" office:value="0.02" table:style-name="ce23">
            <text:p>0.02</text:p>
          </table:table-cell>
          <table:table-cell office:value-type="float" office:value="922.77" table:style-name="ce23">
            <text:p>922.77</text:p>
          </table:table-cell>
          <table:table-cell office:value-type="float" office:value="2927" table:style-name="ce22">
            <text:p>2,927</text:p>
          </table:table-cell>
          <table:table-cell office:value-type="float" office:value="10527" table:style-name="ce22">
            <text:p>10,52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三信商業銀行</text:p>
          </table:table-cell>
          <table:table-cell office:value-type="float" office:value="16464" table:style-name="ce22">
            <text:p>16,464</text:p>
          </table:table-cell>
          <table:table-cell office:value-type="float" office:value="11093" table:style-name="ce22">
            <text:p>11,093</text:p>
          </table:table-cell>
          <table:table-cell office:value-type="float" office:value="138" table:style-name="ce22">
            <text:p>138</text:p>
          </table:table-cell>
          <table:table-cell office:value-type="float" office:value="92" table:style-name="ce22">
            <text:p>92</text:p>
          </table:table-cell>
          <table:table-cell office:value-type="float" office:value="28870" table:style-name="ce22">
            <text:p>28,870</text:p>
          </table:table-cell>
          <table:table-cell office:value-type="float" office:value="15787" table:style-name="ce22">
            <text:p>15,787</text:p>
          </table:table-cell>
          <table:table-cell office:value-type="float" office:value="126765" table:style-name="ce22">
            <text:p>126,765</text:p>
          </table:table-cell>
          <table:table-cell office:value-type="float" office:value="20" table:style-name="ce22">
            <text:p>20</text:p>
          </table:table-cell>
          <table:table-cell office:value-type="float" office:value="0.2" table:style-name="ce23">
            <text:p>0.20</text:p>
          </table:table-cell>
          <table:table-cell office:value-type="float" office:value="0" table:style-name="ce23">
            <text:p>0.00</text:p>
          </table:table-cell>
          <table:table-cell office:value-type="float" office:value="7905.52" table:style-name="ce23">
            <text:p>7,905.52</text:p>
          </table:table-cell>
          <table:table-cell office:value-type="float" office:value="436" table:style-name="ce22">
            <text:p>436</text:p>
          </table:table-cell>
          <table:table-cell office:value-type="float" office:value="1849" table:style-name="ce22">
            <text:p>1,84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聯邦商業銀行</text:p>
          </table:table-cell>
          <table:table-cell office:value-type="float" office:value="2011326" table:style-name="ce22">
            <text:p>2,011,326</text:p>
          </table:table-cell>
          <table:table-cell office:value-type="float" office:value="1126393" table:style-name="ce22">
            <text:p>1,126,393</text:p>
          </table:table-cell>
          <table:table-cell office:value-type="float" office:value="26830" table:style-name="ce22">
            <text:p>26,830</text:p>
          </table:table-cell>
          <table:table-cell office:value-type="float" office:value="26885" table:style-name="ce22">
            <text:p>26,885</text:p>
          </table:table-cell>
          <table:table-cell office:value-type="float" office:value="5064999" table:style-name="ce22">
            <text:p>5,064,999</text:p>
          </table:table-cell>
          <table:table-cell office:value-type="float" office:value="3459061" table:style-name="ce22">
            <text:p>3,459,061</text:p>
          </table:table-cell>
          <table:table-cell office:value-type="float" office:value="8132253" table:style-name="ce22">
            <text:p>8,132,253</text:p>
          </table:table-cell>
          <table:table-cell office:value-type="float" office:value="71345" table:style-name="ce22">
            <text:p>71,345</text:p>
          </table:table-cell>
          <table:table-cell office:value-type="float" office:value="0.27" table:style-name="ce23">
            <text:p>0.27</text:p>
          </table:table-cell>
          <table:table-cell office:value-type="float" office:value="0" table:style-name="ce23">
            <text:p>0.00</text:p>
          </table:table-cell>
          <table:table-cell office:value-type="float" office:value="123.65" table:style-name="ce23">
            <text:p>123.65</text:p>
          </table:table-cell>
          <table:table-cell office:value-type="float" office:value="14163" table:style-name="ce22">
            <text:p>14,163</text:p>
          </table:table-cell>
          <table:table-cell office:value-type="float" office:value="89405" table:style-name="ce22">
            <text:p>89,40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遠東國際商業銀行</text:p>
          </table:table-cell>
          <table:table-cell office:value-type="float" office:value="1441945" table:style-name="ce22">
            <text:p>1,441,945</text:p>
          </table:table-cell>
          <table:table-cell office:value-type="float" office:value="961262" table:style-name="ce22">
            <text:p>961,262</text:p>
          </table:table-cell>
          <table:table-cell office:value-type="float" office:value="13508" table:style-name="ce22">
            <text:p>13,508</text:p>
          </table:table-cell>
          <table:table-cell office:value-type="float" office:value="6917" table:style-name="ce22">
            <text:p>6,917</text:p>
          </table:table-cell>
          <table:table-cell office:value-type="float" office:value="4511801" table:style-name="ce22">
            <text:p>4,511,801</text:p>
          </table:table-cell>
          <table:table-cell office:value-type="float" office:value="5411416" table:style-name="ce22">
            <text:p>5,411,416</text:p>
          </table:table-cell>
          <table:table-cell office:value-type="float" office:value="5362990" table:style-name="ce22">
            <text:p>5,362,990</text:p>
          </table:table-cell>
          <table:table-cell office:value-type="float" office:value="222139" table:style-name="ce22">
            <text:p>222,139</text:p>
          </table:table-cell>
          <table:table-cell office:value-type="float" office:value="0.34" table:style-name="ce23">
            <text:p>0.34</text:p>
          </table:table-cell>
          <table:table-cell office:value-type="float" office:value="7.0000000000000007E-2" table:style-name="ce23">
            <text:p>0.07</text:p>
          </table:table-cell>
          <table:table-cell office:value-type="float" office:value="100.53" table:style-name="ce23">
            <text:p>100.53</text:p>
          </table:table-cell>
          <table:table-cell office:value-type="float" office:value="17898" table:style-name="ce22">
            <text:p>17,898</text:p>
          </table:table-cell>
          <table:table-cell office:value-type="float" office:value="103469" table:style-name="ce22">
            <text:p>103,46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元大商業銀行</text:p>
          </table:table-cell>
          <table:table-cell office:value-type="float" office:value="605237" table:style-name="ce22">
            <text:p>605,237</text:p>
          </table:table-cell>
          <table:table-cell office:value-type="float" office:value="428617" table:style-name="ce22">
            <text:p>428,617</text:p>
          </table:table-cell>
          <table:table-cell office:value-type="float" office:value="13173" table:style-name="ce22">
            <text:p>13,173</text:p>
          </table:table-cell>
          <table:table-cell office:value-type="float" office:value="39129" table:style-name="ce22">
            <text:p>39,129</text:p>
          </table:table-cell>
          <table:table-cell office:value-type="float" office:value="526730" table:style-name="ce22">
            <text:p>526,730</text:p>
          </table:table-cell>
          <table:table-cell office:value-type="float" office:value="555158" table:style-name="ce22">
            <text:p>555,158</text:p>
          </table:table-cell>
          <table:table-cell office:value-type="float" office:value="5945878" table:style-name="ce22">
            <text:p>5,945,878</text:p>
          </table:table-cell>
          <table:table-cell office:value-type="float" office:value="810" table:style-name="ce22">
            <text:p>810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style-name="ce23">
            <text:p>0.00</text:p>
          </table:table-cell>
          <table:table-cell office:value-type="float" office:value="1170.28" table:style-name="ce23">
            <text:p>1,170.28</text:p>
          </table:table-cell>
          <table:table-cell office:value-type="float" office:value="2316" table:style-name="ce22">
            <text:p>2,316</text:p>
          </table:table-cell>
          <table:table-cell office:value-type="float" office:value="11215" table:style-name="ce22">
            <text:p>11,21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永豐商業銀行</text:p>
          </table:table-cell>
          <table:table-cell office:value-type="float" office:value="1836342" table:style-name="ce22">
            <text:p>1,836,342</text:p>
          </table:table-cell>
          <table:table-cell office:value-type="float" office:value="1038061" table:style-name="ce22">
            <text:p>1,038,061</text:p>
          </table:table-cell>
          <table:table-cell office:value-type="float" office:value="14570" table:style-name="ce22">
            <text:p>14,570</text:p>
          </table:table-cell>
          <table:table-cell office:value-type="float" office:value="39803" table:style-name="ce22">
            <text:p>39,803</text:p>
          </table:table-cell>
          <table:table-cell office:value-type="float" office:value="4668504" table:style-name="ce22">
            <text:p>4,668,504</text:p>
          </table:table-cell>
          <table:table-cell office:value-type="float" office:value="3930499" table:style-name="ce22">
            <text:p>3,930,499</text:p>
          </table:table-cell>
          <table:table-cell office:value-type="float" office:value="8945512" table:style-name="ce22">
            <text:p>8,945,512</text:p>
          </table:table-cell>
          <table:table-cell office:value-type="float" office:value="120122" table:style-name="ce22">
            <text:p>120,122</text:p>
          </table:table-cell>
          <table:table-cell office:value-type="float" office:value="0.34" table:style-name="ce23">
            <text:p>0.34</text:p>
          </table:table-cell>
          <table:table-cell office:value-type="float" office:value="0" table:style-name="ce23">
            <text:p>0.00</text:p>
          </table:table-cell>
          <table:table-cell office:value-type="float" office:value="598.62" table:style-name="ce23">
            <text:p>598.62</text:p>
          </table:table-cell>
          <table:table-cell office:value-type="float" office:value="16102" table:style-name="ce22">
            <text:p>16,102</text:p>
          </table:table-cell>
          <table:table-cell office:value-type="float" office:value="93934" table:style-name="ce22">
            <text:p>93,93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玉山商業銀行</text:p>
          </table:table-cell>
          <table:table-cell office:value-type="float" office:value="4459673" table:style-name="ce22">
            <text:p>4,459,673</text:p>
          </table:table-cell>
          <table:table-cell office:value-type="float" office:value="3109359" table:style-name="ce22">
            <text:p>3,109,359</text:p>
          </table:table-cell>
          <table:table-cell office:value-type="float" office:value="59758" table:style-name="ce22">
            <text:p>59,758</text:p>
          </table:table-cell>
          <table:table-cell office:value-type="float" office:value="25288" table:style-name="ce22">
            <text:p>25,288</text:p>
          </table:table-cell>
          <table:table-cell office:value-type="float" office:value="11391819" table:style-name="ce22">
            <text:p>11,391,819</text:p>
          </table:table-cell>
          <table:table-cell office:value-type="float" office:value="16412387" table:style-name="ce22">
            <text:p>16,412,387</text:p>
          </table:table-cell>
          <table:table-cell office:value-type="float" office:value="39036357" table:style-name="ce22">
            <text:p>39,036,357</text:p>
          </table:table-cell>
          <table:table-cell office:value-type="float" office:value="288768" table:style-name="ce22">
            <text:p>288,768</text:p>
          </table:table-cell>
          <table:table-cell office:value-type="float" office:value="0.23" table:style-name="ce23">
            <text:p>0.23</text:p>
          </table:table-cell>
          <table:table-cell office:value-type="float" office:value="0.02" table:style-name="ce23">
            <text:p>0.02</text:p>
          </table:table-cell>
          <table:table-cell office:value-type="float" office:value="805.09" table:style-name="ce23">
            <text:p>805.09</text:p>
          </table:table-cell>
          <table:table-cell office:value-type="float" office:value="39429" table:style-name="ce22">
            <text:p>39,429</text:p>
          </table:table-cell>
          <table:table-cell office:value-type="float" office:value="255018" table:style-name="ce22">
            <text:p>255,01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凱基商業銀行</text:p>
          </table:table-cell>
          <table:table-cell office:value-type="float" office:value="460688" table:style-name="ce22">
            <text:p>460,688</text:p>
          </table:table-cell>
          <table:table-cell office:value-type="float" office:value="192734" table:style-name="ce22">
            <text:p>192,734</text:p>
          </table:table-cell>
          <table:table-cell office:value-type="float" office:value="7650" table:style-name="ce22">
            <text:p>7,650</text:p>
          </table:table-cell>
          <table:table-cell office:value-type="float" office:value="15753" table:style-name="ce22">
            <text:p>15,753</text:p>
          </table:table-cell>
          <table:table-cell office:value-type="float" office:value="1057733" table:style-name="ce22">
            <text:p>1,057,733</text:p>
          </table:table-cell>
          <table:table-cell office:value-type="float" office:value="608318" table:style-name="ce22">
            <text:p>608,318</text:p>
          </table:table-cell>
          <table:table-cell office:value-type="float" office:value="1482675" table:style-name="ce22">
            <text:p>1,482,675</text:p>
          </table:table-cell>
          <table:table-cell office:value-type="float" office:value="8771" table:style-name="ce22">
            <text:p>8,771</text:p>
          </table:table-cell>
          <table:table-cell office:value-type="float" office:value="0.67" table:style-name="ce23">
            <text:p>0.67</text:p>
          </table:table-cell>
          <table:table-cell office:value-type="float" office:value="0.4" table:style-name="ce23">
            <text:p>0.40</text:p>
          </table:table-cell>
          <table:table-cell office:value-type="float" office:value="148.94" table:style-name="ce23">
            <text:p>148.94</text:p>
          </table:table-cell>
          <table:table-cell office:value-type="float" office:value="5359" table:style-name="ce22">
            <text:p>5,359</text:p>
          </table:table-cell>
          <table:table-cell office:value-type="float" office:value="35415" table:style-name="ce22">
            <text:p>35,41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星展(台灣)商業銀行</text:p>
          </table:table-cell>
          <table:table-cell office:value-type="float" office:value="12370" table:style-name="ce22">
            <text:p>12,370</text:p>
          </table:table-cell>
          <table:table-cell office:value-type="float" office:value="5473" table:style-name="ce22">
            <text:p>5,473</text:p>
          </table:table-cell>
          <table:table-cell office:value-type="float" office:value="29" table:style-name="ce22">
            <text:p>29</text:p>
          </table:table-cell>
          <table:table-cell office:value-type="float" office:value="78" table:style-name="ce22">
            <text:p>78</text:p>
          </table:table-cell>
          <table:table-cell office:value-type="float" office:value="22331" table:style-name="ce22">
            <text:p>22,331</text:p>
          </table:table-cell>
          <table:table-cell office:value-type="float" office:value="12" table:style-name="ce22">
            <text:p>12</text:p>
          </table:table-cell>
          <table:table-cell office:value-type="float" office:value="56680" table:style-name="ce22">
            <text:p>56,680</text:p>
          </table:table-cell>
          <table:table-cell office:value-type="float" office:value="12" table:style-name="ce22">
            <text:p>12</text:p>
          </table:table-cell>
          <table:table-cell office:value-type="float" office:value="0.06" table:style-name="ce23">
            <text:p>0.06</text:p>
          </table:table-cell>
          <table:table-cell office:value-type="float" office:value="0" table:style-name="ce23">
            <text:p>0.00</text:p>
          </table:table-cell>
          <table:table-cell office:value-type="float" office:value="10661.41" table:style-name="ce23">
            <text:p>10,661.41</text:p>
          </table:table-cell>
          <table:table-cell office:value-type="float" office:value="0" table:style-name="ce22">
            <text:p>0</text:p>
          </table:table-cell>
          <table:table-cell office:value-type="float" office:value="863" table:style-name="ce22">
            <text:p>86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新國際商業銀行</text:p>
          </table:table-cell>
          <table:table-cell office:value-type="float" office:value="4020610" table:style-name="ce22">
            <text:p>4,020,610</text:p>
          </table:table-cell>
          <table:table-cell office:value-type="float" office:value="2793273" table:style-name="ce22">
            <text:p>2,793,273</text:p>
          </table:table-cell>
          <table:table-cell office:value-type="float" office:value="62005" table:style-name="ce22">
            <text:p>62,005</text:p>
          </table:table-cell>
          <table:table-cell office:value-type="float" office:value="15459" table:style-name="ce22">
            <text:p>15,459</text:p>
          </table:table-cell>
          <table:table-cell office:value-type="float" office:value="9914746" table:style-name="ce22">
            <text:p>9,914,746</text:p>
          </table:table-cell>
          <table:table-cell office:value-type="float" office:value="16706569" table:style-name="ce22">
            <text:p>16,706,569</text:p>
          </table:table-cell>
          <table:table-cell office:value-type="float" office:value="28825609" table:style-name="ce22">
            <text:p>28,825,609</text:p>
          </table:table-cell>
          <table:table-cell office:value-type="float" office:value="177548" table:style-name="ce22">
            <text:p>177,548</text:p>
          </table:table-cell>
          <table:table-cell office:value-type="float" office:value="0.2" table:style-name="ce23">
            <text:p>0.20</text:p>
          </table:table-cell>
          <table:table-cell office:value-type="float" office:value="0" table:style-name="ce23">
            <text:p>0.00</text:p>
          </table:table-cell>
          <table:table-cell office:value-type="float" office:value="657.93" table:style-name="ce23">
            <text:p>657.93</text:p>
          </table:table-cell>
          <table:table-cell office:value-type="float" office:value="25794" table:style-name="ce22">
            <text:p>25,794</text:p>
          </table:table-cell>
          <table:table-cell office:value-type="float" office:value="151570" table:style-name="ce22">
            <text:p>151,57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大眾商業銀行</text:p>
          </table:table-cell>
          <table:table-cell office:value-type="float" office:value="578136" table:style-name="ce22">
            <text:p>578,136</text:p>
          </table:table-cell>
          <table:table-cell office:value-type="float" office:value="324143" table:style-name="ce22">
            <text:p>324,143</text:p>
          </table:table-cell>
          <table:table-cell office:value-type="float" office:value="7201" table:style-name="ce22">
            <text:p>7,201</text:p>
          </table:table-cell>
          <table:table-cell office:value-type="float" office:value="6690" table:style-name="ce22">
            <text:p>6,690</text:p>
          </table:table-cell>
          <table:table-cell office:value-type="float" office:value="932760" table:style-name="ce22">
            <text:p>932,760</text:p>
          </table:table-cell>
          <table:table-cell office:value-type="float" office:value="3433147" table:style-name="ce22">
            <text:p>3,433,147</text:p>
          </table:table-cell>
          <table:table-cell office:value-type="float" office:value="2272835" table:style-name="ce22">
            <text:p>2,272,835</text:p>
          </table:table-cell>
          <table:table-cell office:value-type="float" office:value="53388" table:style-name="ce22">
            <text:p>53,388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575.26" table:style-name="ce23">
            <text:p>575.26</text:p>
          </table:table-cell>
          <table:table-cell office:value-type="float" office:value="13115" table:style-name="ce22">
            <text:p>13,115</text:p>
          </table:table-cell>
          <table:table-cell office:value-type="float" office:value="60820" table:style-name="ce22">
            <text:p>60,82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日盛國際商業銀行</text:p>
          </table:table-cell>
          <table:table-cell office:value-type="float" office:value="172430" table:style-name="ce22">
            <text:p>172,430</text:p>
          </table:table-cell>
          <table:table-cell office:value-type="float" office:value="100746" table:style-name="ce22">
            <text:p>100,746</text:p>
          </table:table-cell>
          <table:table-cell office:value-type="float" office:value="548" table:style-name="ce22">
            <text:p>548</text:p>
          </table:table-cell>
          <table:table-cell office:value-type="float" office:value="649" table:style-name="ce22">
            <text:p>649</text:p>
          </table:table-cell>
          <table:table-cell office:value-type="float" office:value="402045" table:style-name="ce22">
            <text:p>402,045</text:p>
          </table:table-cell>
          <table:table-cell office:value-type="float" office:value="247062" table:style-name="ce22">
            <text:p>247,062</text:p>
          </table:table-cell>
          <table:table-cell office:value-type="float" office:value="487212" table:style-name="ce22">
            <text:p>487,212</text:p>
          </table:table-cell>
          <table:table-cell office:value-type="float" office:value="4337" table:style-name="ce22">
            <text:p>4,337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" table:style-name="ce23">
            <text:p>0.00</text:p>
          </table:table-cell>
          <table:table-cell office:value-type="float" office:value="179.58" table:style-name="ce23">
            <text:p>179.58</text:p>
          </table:table-cell>
          <table:table-cell office:value-type="float" office:value="2390" table:style-name="ce22">
            <text:p>2,390</text:p>
          </table:table-cell>
          <table:table-cell office:value-type="float" office:value="9553" table:style-name="ce22">
            <text:p>9,55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安泰商業銀行</text:p>
          </table:table-cell>
          <table:table-cell office:value-type="float" office:value="172007" table:style-name="ce22">
            <text:p>172,007</text:p>
          </table:table-cell>
          <table:table-cell office:value-type="float" office:value="68080" table:style-name="ce22">
            <text:p>68,080</text:p>
          </table:table-cell>
          <table:table-cell office:value-type="float" office:value="812" table:style-name="ce22">
            <text:p>812</text:p>
          </table:table-cell>
          <table:table-cell office:value-type="float" office:value="418" table:style-name="ce22">
            <text:p>418</text:p>
          </table:table-cell>
          <table:table-cell office:value-type="float" office:value="340378" table:style-name="ce22">
            <text:p>340,378</text:p>
          </table:table-cell>
          <table:table-cell office:value-type="float" office:value="1278638" table:style-name="ce22">
            <text:p>1,278,638</text:p>
          </table:table-cell>
          <table:table-cell office:value-type="float" office:value="444972" table:style-name="ce22">
            <text:p>444,972</text:p>
          </table:table-cell>
          <table:table-cell office:value-type="float" office:value="978" table:style-name="ce22">
            <text:p>978</text:p>
          </table:table-cell>
          <table:table-cell office:value-type="float" office:value="0.38" table:style-name="ce23">
            <text:p>0.38</text:p>
          </table:table-cell>
          <table:table-cell office:value-type="float" office:value="0.04" table:style-name="ce23">
            <text:p>0.04</text:p>
          </table:table-cell>
          <table:table-cell office:value-type="float" office:value="303.88" table:style-name="ce23">
            <text:p>303.88</text:p>
          </table:table-cell>
          <table:table-cell office:value-type="float" office:value="0" table:style-name="ce22">
            <text:p>0</text:p>
          </table:table-cell>
          <table:table-cell office:value-type="float" office:value="7100" table:style-name="ce22">
            <text:p>7,1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中國信託商業銀行</text:p>
          </table:table-cell>
          <table:table-cell office:value-type="float" office:value="6162937" table:style-name="ce22">
            <text:p>6,162,937</text:p>
          </table:table-cell>
          <table:table-cell office:value-type="float" office:value="3961419" table:style-name="ce22">
            <text:p>3,961,419</text:p>
          </table:table-cell>
          <table:table-cell office:value-type="float" office:value="74987" table:style-name="ce22">
            <text:p>74,987</text:p>
          </table:table-cell>
          <table:table-cell office:value-type="float" office:value="44703" table:style-name="ce22">
            <text:p>44,703</text:p>
          </table:table-cell>
          <table:table-cell office:value-type="float" office:value="15225479" table:style-name="ce22">
            <text:p>15,225,479</text:p>
          </table:table-cell>
          <table:table-cell office:value-type="float" office:value="18749003" table:style-name="ce22">
            <text:p>18,749,003</text:p>
          </table:table-cell>
          <table:table-cell office:value-type="float" office:value="54837740" table:style-name="ce22">
            <text:p>54,837,740</text:p>
          </table:table-cell>
          <table:table-cell office:value-type="float" office:value="730184" table:style-name="ce22">
            <text:p>730,184</text:p>
          </table:table-cell>
          <table:table-cell office:value-type="float" office:value="0.1" table:style-name="ce23">
            <text:p>0.10</text:p>
          </table:table-cell>
          <table:table-cell office:value-type="float" office:value="0" table:style-name="ce23">
            <text:p>0.00</text:p>
          </table:table-cell>
          <table:table-cell office:value-type="float" office:value="595.94000000000005" table:style-name="ce23">
            <text:p>595.94</text:p>
          </table:table-cell>
          <table:table-cell office:value-type="float" office:value="58575" table:style-name="ce22">
            <text:p>58,575</text:p>
          </table:table-cell>
          <table:table-cell office:value-type="float" office:value="372751" table:style-name="ce22">
            <text:p>372,75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樂天信用卡股份有限公司</text:p>
          </table:table-cell>
          <table:table-cell office:value-type="float" office:value="300183" table:style-name="ce22">
            <text:p>300,183</text:p>
          </table:table-cell>
          <table:table-cell office:value-type="float" office:value="210722" table:style-name="ce22">
            <text:p>210,722</text:p>
          </table:table-cell>
          <table:table-cell office:value-type="float" office:value="16708" table:style-name="ce22">
            <text:p>16,708</text:p>
          </table:table-cell>
          <table:table-cell office:value-type="float" office:value="668" table:style-name="ce22">
            <text:p>668</text:p>
          </table:table-cell>
          <table:table-cell office:value-type="float" office:value="203894" table:style-name="ce22">
            <text:p>203,894</text:p>
          </table:table-cell>
          <table:table-cell office:value-type="float" office:value="324528" table:style-name="ce22">
            <text:p>324,528</text:p>
          </table:table-cell>
          <table:table-cell office:value-type="float" office:value="1085232" table:style-name="ce22">
            <text:p>1,085,232</text:p>
          </table:table-cell>
          <table:table-cell office:value-type="float" office:value="2380" table:style-name="ce22">
            <text:p>2,380</text:p>
          </table:table-cell>
          <table:table-cell office:value-type="float" office:value="0.2" table:style-name="ce23">
            <text:p>0.20</text:p>
          </table:table-cell>
          <table:table-cell office:value-type="float" office:value="0.05" table:style-name="ce23">
            <text:p>0.05</text:p>
          </table:table-cell>
          <table:table-cell office:value-type="float" office:value="231.11" table:style-name="ce23">
            <text:p>231.11</text:p>
          </table:table-cell>
          <table:table-cell office:value-type="float" office:value="565" table:style-name="ce22">
            <text:p>565</text:p>
          </table:table-cell>
          <table:table-cell office:value-type="float" office:value="2669" table:style-name="ce22">
            <text:p>2,66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美國運通國際(股)公司</text:p>
          </table:table-cell>
          <table:table-cell office:value-type="float" office:value="170733" table:style-name="ce22">
            <text:p>170,733</text:p>
          </table:table-cell>
          <table:table-cell office:value-type="float" office:value="112006" table:style-name="ce22">
            <text:p>112,006</text:p>
          </table:table-cell>
          <table:table-cell office:value-type="float" office:value="3326" table:style-name="ce22">
            <text:p>3,326</text:p>
          </table:table-cell>
          <table:table-cell office:value-type="float" office:value="3339" table:style-name="ce22">
            <text:p>3,339</text:p>
          </table:table-cell>
          <table:table-cell office:value-type="float" office:value="345593" table:style-name="ce22">
            <text:p>345,593</text:p>
          </table:table-cell>
          <table:table-cell office:value-type="float" office:value="0" table:style-name="ce22">
            <text:p>0</text:p>
          </table:table-cell>
          <table:table-cell office:value-type="float" office:value="3912960" table:style-name="ce22">
            <text:p>3,912,960</text:p>
          </table:table-cell>
          <table:table-cell office:value-type="float" office:value="1720" table:style-name="ce22">
            <text:p>1,720</text:p>
          </table:table-cell>
          <table:table-cell office:value-type="float" office:value="0.51" table:style-name="ce23">
            <text:p>0.51</text:p>
          </table:table-cell>
          <table:table-cell office:value-type="float" office:value="0" table:style-name="ce23">
            <text:p>0.00</text:p>
          </table:table-cell>
          <table:table-cell office:value-type="float" office:value="190.93" table:style-name="ce23">
            <text:p>190.93</text:p>
          </table:table-cell>
          <table:table-cell office:value-type="float" office:value="3282" table:style-name="ce22">
            <text:p>3,282</text:p>
          </table:table-cell>
          <table:table-cell office:value-type="float" office:value="16326" table:style-name="ce22">
            <text:p>16,32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永旺信用卡(股)公司</text:p>
          </table:table-cell>
          <table:table-cell office:value-type="float" office:value="74800" table:style-name="ce22">
            <text:p>74,800</text:p>
          </table:table-cell>
          <table:table-cell office:value-type="float" office:value="33177" table:style-name="ce22">
            <text:p>33,177</text:p>
          </table:table-cell>
          <table:table-cell office:value-type="float" office:value="111" table:style-name="ce22">
            <text:p>111</text:p>
          </table:table-cell>
          <table:table-cell office:value-type="float" office:value="745" table:style-name="ce22">
            <text:p>745</text:p>
          </table:table-cell>
          <table:table-cell office:value-type="float" office:value="254229" table:style-name="ce22">
            <text:p>254,229</text:p>
          </table:table-cell>
          <table:table-cell office:value-type="float" office:value="33149" table:style-name="ce22">
            <text:p>33,149</text:p>
          </table:table-cell>
          <table:table-cell office:value-type="float" office:value="139387" table:style-name="ce22">
            <text:p>139,387</text:p>
          </table:table-cell>
          <table:table-cell office:value-type="float" office:value="2610" table:style-name="ce22">
            <text:p>2,610</text:p>
          </table:table-cell>
          <table:table-cell office:value-type="float" office:value="0.77" table:style-name="ce23">
            <text:p>0.77</text:p>
          </table:table-cell>
          <table:table-cell office:value-type="float" office:value="0.13" table:style-name="ce23">
            <text:p>0.13</text:p>
          </table:table-cell>
          <table:table-cell office:value-type="float" office:value="2564.38" table:style-name="ce23">
            <text:p>2,564.38</text:p>
          </table:table-cell>
          <table:table-cell office:value-type="float" office:value="2070" table:style-name="ce22">
            <text:p>2,070</text:p>
          </table:table-cell>
          <table:table-cell office:value-type="float" office:value="11975" table:style-name="ce22">
            <text:p>11,97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總計</text:p>
          </table:table-cell>
          <table:table-cell office:value-type="float" office:value="41118490" table:formula="msoxl:=SUM(B9:B44)" table:style-name="ce22">
            <text:p>41,118,490</text:p>
          </table:table-cell>
          <table:table-cell office:value-type="float" office:value="27297995" table:formula="msoxl:=SUM(C9:C44)" table:style-name="ce22">
            <text:p>27,297,995</text:p>
          </table:table-cell>
          <table:table-cell office:value-type="float" office:value="524154" table:formula="msoxl:=SUM(D9:D44)" table:style-name="ce22">
            <text:p>524,154</text:p>
          </table:table-cell>
          <table:table-cell office:value-type="float" office:value="385577" table:formula="msoxl:=SUM(E9:E44)" table:style-name="ce22">
            <text:p>385,577</text:p>
          </table:table-cell>
          <table:table-cell office:value-type="float" office:value="107799875" table:formula="msoxl:=SUM(F9:F44)" table:style-name="ce22">
            <text:p>107,799,875</text:p>
          </table:table-cell>
          <table:table-cell office:value-type="float" office:value="119135447" table:formula="msoxl:=SUM(G9:G44)" table:style-name="ce22">
            <text:p>119,135,447</text:p>
          </table:table-cell>
          <table:table-cell office:value-type="float" office:value="295130179" table:formula="msoxl:=SUM(H9:H44)" table:style-name="ce22">
            <text:p>295,130,179</text:p>
          </table:table-cell>
          <table:table-cell office:value-type="float" office:value="2311581" table:formula="msoxl:=SUM(I9:I44)" table:style-name="ce22">
            <text:p>2,311,581</text:p>
          </table:table-cell>
          <table:table-cell office:value-type="float" office:value="0.22609247661871715" table:style-name="ce23">
            <text:p>0.23</text:p>
          </table:table-cell>
          <table:table-cell office:value-type="float" office:value="0.03" table:style-name="ce23">
            <text:p>0.03</text:p>
          </table:table-cell>
          <table:table-cell office:value-type="float" office:value="571.24736370769892" table:style-name="ce23">
            <text:p>571.25</text:p>
          </table:table-cell>
          <table:table-cell office:value-type="float" office:value="404612" table:formula="msoxl:=SUM(M9:M44)" table:style-name="ce22">
            <text:p>404,612</text:p>
          </table:table-cell>
          <table:table-cell office:value-type="float" office:value="2361091" table:formula="msoxl:=SUM(N9:N44)" table:style-name="ce22">
            <text:p>2,361,091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433070866141732in" fo:margin-left="0.78740157480315in" fo:margin-right="0.196850393700787in" fo:margin-bottom="0in"/>
      </style:header-style>
      <style:footer-style>
        <style:header-footer-properties fo:min-height="0.43307086614173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7-24T03:46:18Z</meta:creation-date>
    <dc:date>2017-07-24T03:47:29Z</dc:date>
  </office:meta>
</office:document-meta>
</file>